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ourier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1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1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1"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Courier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11</text:p>
      <text:p text:style-name="P1">Functions</text:p>
      <text:p text:style-name="P2"><text:span text:style-name="T1">(</text:span><text:a xlink:type="simple" xlink:href="mailto:jachermocilla@uplb.edu.ph"><text:span text:style-name="T2">jachermocilla@uplb.edu.ph</text:span></text:a><text:span text:style-name="T1">)</text:span></text:p>
      <text:p text:style-name="P2"/>
      <text:p text:style-name="P2"/>
      <text:p text:style-name="P3">Introduction</text:p>
      <text:list text:style-name="L1">
        <text:list-item>
          <text:p text:style-name="P4">Some programs may grow very large having thousand or even million lines of code (LOC)</text:p>
        </text:list-item>
        <text:list-item>
          <text:p text:style-name="P4">Some problems are too big to be solved in “one shot”, it is better to break the big problem into smaller subproblems and provide a solution to the smaller subproblems</text:p>
        </text:list-item>
        <text:list-item>
          <text:p text:style-name="P4">Functions provide a mechanism to implement the solution to smaller subproblems</text:p>
        </text:list-item>
        <text:list-item>
          <text:p text:style-name="P4">Consider a program that will simulate a bank. This program should allow the user to create an account, withdraw, deposit, check balance, etc..</text:p>
        </text:list-item>
      </text:list>
      <text:p text:style-name="P5"/>
      <text:p text:style-name="P3">Functions in Math</text:p>
      <text:p text:style-name="P3"/>
      <text:list text:style-name="L2">
        <text:list-item>
          <text:p text:style-name="P6">Definition of functions in math (Wikipedia)</text:p>
          <text:list>
            <text:list-item>
              <text:p text:style-name="P6">A function associates a single output to each input element drawn from a fixed set, such as the real numbers</text:p>
            </text:list-item>
            <text:list-item>
              <text:p text:style-name="P6">A function ƒ from a set <text:span text:style-name="T3">X</text:span> to a set <text:span text:style-name="T3">Y</text:span> associates to each element <text:span text:style-name="T3">x</text:span> in <text:span text:style-name="T3">X</text:span> an element <text:span text:style-name="T3">y</text:span>=ƒ(<text:span text:style-name="T3">x</text:span>) in <text:span text:style-name="T3">Y</text:span>.</text:p>
            </text:list-item>
            <text:list-item>
              <text:p text:style-name="P6">Example: Let y = f(x) = x<text:span text:style-name="T4">2</text:span></text:p>
              <text:list>
                <text:list-item>
                  <text:p text:style-name="P7">x is the independent variable</text:p>
                </text:list-item>
                <text:list-item>
                  <text:p text:style-name="P7">y is the dependent variable</text:p>
                </text:list-item>
                <text:list-item>
                  <text:p text:style-name="P7">the domain of f(x) is the set of possible values of x</text:p>
                </text:list-item>
                <text:list-item>
                  <text:p text:style-name="P7">the range of f(x) is the set of possible values of y </text:p>
                </text:list-item>
              </text:list>
            </text:list-item>
          </text:list>
        </text:list-item>
        <text:list-item>
          <text:p text:style-name="P7">How do we implement in C functions in math? </text:p>
        </text:list-item>
      </text:list>
      <text:p text:style-name="P8"/>
      <text:p text:style-name="P3"><text:span text:style-name="T5">Function Definition</text:span><text:tab/></text:p>
      <text:list text:style-name="L3">
        <text:list-item>
          <text:p text:style-name="P9">“Let y = f(x) = x<text:span text:style-name="T4">2</text:span>” is a function definition</text:p>
        </text:list-item>
        <text:list-item>
          <text:p text:style-name="P9">the <text:span text:style-name="T6">name</text:span> of the function is f</text:p>
        </text:list-item>
        <text:list-item>
          <text:p text:style-name="P9">the <text:span text:style-name="T6">parameter</text:span> of the function is x</text:p>
        </text:list-item>
        <text:list-item>
          <text:p text:style-name="P9">the <text:span text:style-name="T6">body</text:span> of the function is <text:s/>x<text:span text:style-name="T4">2</text:span></text:p>
        </text:list-item>
        <text:list-item>
          <text:p text:style-name="P10">The domain and range are the set of integers</text:p>
        </text:list-item>
      </text:list>
      <text:p text:style-name="P8"/>
      <text:list text:style-name="L3">
        <text:list-item>
          <text:p text:style-name="P10">The function definition in C is given below</text:p>
          <text:p text:style-name="P10"/>
        </text:list-item>
      </text:list>
      <text:list text:style-name="L4">
        <text:list-header>
          <text:p text:style-name="P11">int f(int x)</text:p>
          <text:p text:style-name="P11">{</text:p>
          <text:list>
            <text:list-item>
              <text:list>
                <text:list-header>
                  <text:p text:style-name="P11">int retval;</text:p>
                </text:list-header>
              </text:list>
            </text:list-item>
          </text:list>
        </text:list-header>
      </text:list>
      <text:p text:style-name="P12"><text:tab/><text:tab/>retval = x * x;</text:p>
      <text:p text:style-name="P12"><text:tab/><text:tab/>return (retval);</text:p>
      <text:p text:style-name="P12"><text:tab/>}</text:p>
      <text:p text:style-name="P13"/>
      <text:p text:style-name="P14"><text:tab/>In general the syntax for function definition is:</text:p>
      <text:p text:style-name="P13"/>
      <text:p text:style-name="P13"><text:tab/>&lt;return type&gt; &lt;function name&gt;(&lt;formal parameter list&gt;)</text:p>
      <text:p text:style-name="P13"><text:tab/>{</text:p>
      <text:p text:style-name="P13"><text:tab/><text:tab/>&lt;local variable definitions&gt;</text:p>
      <text:p text:style-name="P13"><text:tab/><text:tab/>&lt;statements&gt;</text:p>
      <text:p text:style-name="P13"><text:tab/><text:tab/>&lt;return statement&gt;;</text:p>
      <text:p text:style-name="P13"><text:tab/>} </text:p>
      <text:p text:style-name="P5"/>
      <text:list text:style-name="L5">
        <text:list-item>
          <text:p text:style-name="P15">&lt;return type&gt; – <text:tab/><text:tab/><text:tab/>int</text:p>
        </text:list-item>
        <text:list-item>
          <text:p text:style-name="P15">&lt;function name&gt; – <text:tab/><text:tab/><text:tab/>f</text:p>
        </text:list-item>
        <text:list-item>
          <text:p text:style-name="P15">&lt;formal parameter list&gt; – <text:tab/><text:tab/>&lt;int x&gt;</text:p>
        </text:list-item>
        <text:list-item>
          <text:p text:style-name="P15">&lt;local variable definitions&gt; – <text:tab/>int retval;</text:p>
        </text:list-item>
        <text:list-item>
          <text:p text:style-name="P15">&lt;statements&gt; – <text:tab/><text:tab/><text:tab/>retval = x * x;</text:p>
        </text:list-item>
        <text:list-item>
          <text:p text:style-name="P15">&lt;return statement&gt; = <text:tab/><text:tab/>return (retval);</text:p>
        </text:list-item>
      </text:list>
      <text:p text:style-name="P5"/>
      <text:list text:style-name="L5">
        <text:list-item>
          <text:p text:style-name="P15">In C, we always define a function called <text:span text:style-name="T7">main()</text:span><text:span text:style-name="T8">. This function is the entry point of all C programs and execution of statements starts at this function.</text:span></text:p>
        </text:list-item>
        <text:list-item>
          <text:p text:style-name="P16">In essence, programming in C involves defining functions!</text:p>
        </text:list-item>
      </text:list>
      <text:p text:style-name="P17"/>
      <text:p text:style-name="P18">Review of Program Execution</text:p>
      <text:list text:style-name="L6">
        <text:list-item>
          <text:p text:style-name="P19">The computer maintains an internal variable called Instruction Pointer (IP) that contains the address of the next statement to be executed</text:p>
        </text:list-item>
        <text:list-item>
          <text:p text:style-name="P19">Follows the <text:span text:style-name="T6">fetch-decode-execute</text:span> cycle</text:p>
        </text:list-item>
        <text:list-item>
          <text:p text:style-name="P19">The following pseudocode illustrates program execution:</text:p>
        </text:list-item>
      </text:list>
      <text:p text:style-name="P17"><text:span text:style-name="T9"/></text:p>
      <text:p text:style-name="P20">I = <text:span text:style-name="T6">fetch</text:span> instruction pointed to by IP</text:p>
      <text:p text:style-name="P20">IP = next instruction</text:p>
      <text:p text:style-name="P20">while (I is not the terminate program instruction){</text:p>
      <text:p text:style-name="P20"><text:span text:style-name="T6"><text:tab/>decode</text:span> I</text:p>
      <text:p text:style-name="P20"><text:tab/>e<text:span text:style-name="T6">xecute</text:span> I</text:p>
      <text:p text:style-name="P20"><text:tab/>I = <text:span text:style-name="T6">fetch</text:span> instruction pointed to by IP<text:tab/></text:p>
      <text:p text:style-name="P20"><text:tab/>IP = next instruction</text:p>
      <text:p text:style-name="P20">}</text:p>
      <text:p text:style-name="P21">Function Call</text:p>
      <text:list text:style-name="L7">
        <text:list-item>
          <text:p text:style-name="P22">After a function has been defined, we can call/invoke the function</text:p>
        </text:list-item>
        <text:list-item>
          <text:p text:style-name="P22">Function call example</text:p>
        </text:list-item>
      </text:list>
      <text:p text:style-name="P23"/>
      <text:p text:style-name="P20"><text:tab/>int main(){</text:p>
      <text:p text:style-name="P20"><text:tab/><text:tab/>f(5);</text:p>
      <text:p text:style-name="P20"><text:tab/>}</text:p>
      <text:p text:style-name="P20"/>
      <text:p text:style-name="P14"><text:tab/>In general the syntax for function call is:</text:p>
      <text:p text:style-name="P13"/>
      <text:p text:style-name="P13"><text:tab/>&lt;function name&gt;(&lt;actual parameter list&gt;);</text:p>
      <text:p text:style-name="P20"/>
      <text:list text:style-name="L5">
        <text:list-item>
          <text:p text:style-name="P15">&lt;function name&gt; – <text:tab/><text:tab/><text:tab/>f</text:p>
        </text:list-item>
        <text:list-item>
          <text:p text:style-name="P24">&lt;actual parameter list&gt; – <text:tab/><text:tab/>&lt;5&gt;</text:p>
        </text:list-item>
      </text:list>
      <text:p text:style-name="P20"/>
      <text:p text:style-name="P20"/>
      <text:list text:style-name="L7">
        <text:list-item>
          <text:p text:style-name="P22">In the above example, we did not store the result of the function call! We should assign the result to a variable using an assignment statement.</text:p>
        </text:list-item>
      </text:list>
      <text:p text:style-name="P23"/>
      <text:p text:style-name="P20"><text:tab/>int main(){</text:p>
      <text:p text:style-name="P23"><text:tab/><text:tab/><text:span text:style-name="T9">int y = f(5);</text:span></text:p>
      <text:list text:style-name="L7">
        <text:list-header>
          <text:p text:style-name="P25">}</text:p>
          <text:p text:style-name="P25"/>
        </text:list-header>
        <text:list-item>
          <text:p text:style-name="P22">The value of <text:span text:style-name="T9">y</text:span> after the function call will be <text:span text:style-name="T9">25</text:span></text:p>
        </text:list-item>
        <text:list-item>
          <text:p text:style-name="P22">During a function call, control is transferred to the <text:span text:style-name="T6">called function (f)</text:span>. That is, the <text:span text:style-name="T6">statements specified in the called function definition are executed</text:span>. Then control is transferred back to the <text:span text:style-name="T6">calling function(main). </text:span><text:span text:style-name="T8">Recall that the assignment statement has a left hand side(lhs) and a right hand side(rhs) The rhs is evaluated first and the result of the evaluation is stored on the lhs.</text:span></text:p>
        </text:list-item>
        <text:list-item>
          <text:p text:style-name="P22">In essence, <text:span text:style-name="T6">a function call is an expression</text:span> because it evaluates to a value, the <text:span text:style-name="T6">return value.</text:span></text:p>
        </text:list-item>
        <text:list-item>
          <text:p text:style-name="P22">Functions you define are called <text:span text:style-name="T6">user-defined</text:span> functions. C has a collection of functions called the <text:span text:style-name="T6">C Standard Library</text:span></text:p>
        </text:list-item>
        <text:list-item>
          <text:p text:style-name="P22">You can call user-defined functions inside user-defined functions.</text:p>
        </text:list-item>
      </text:list>
      <text:p text:style-name="P26"/>
      <text:p text:style-name="P21">More Examples</text:p>
      <text:p text:style-name="P21"/>
      <text:p text:style-name="P20">int sumOfSquares(int x, int y){</text:p>
      <text:p text:style-name="P20"><text:tab/>int retval;</text:p>
      <text:p text:style-name="P20"><text:tab/>retval = f(x) + f(y);</text:p>
      <text:p text:style-name="P20"><text:tab/>return retval;</text:p>
      <text:p text:style-name="P20">}</text:p>
      <text:p text:style-name="P27"/>
      <text:p text:style-name="P27"/>
      <text:p text:style-name="P27"/>
      <text:p text:style-name="P27"/>
      <text:p text:style-name="P20">int showMenu(){</text:p>
      <text:p text:style-name="P20"><text:tab/>int choice=0;</text:p>
      <text:p text:style-name="P20"><text:tab/>printf(“*****[Menu]*****\n”);</text:p>
      <text:p text:style-name="P20"><text:tab/>printf(“[1] Add\n”);</text:p>
      <text:p text:style-name="P20"><text:tab/>printf(“[2] Subtract\n”);</text:p>
      <text:p text:style-name="P20"><text:tab/>printf(“[3] Exit\n”);</text:p>
      <text:p text:style-name="P20"><text:tab/>printf(“Enter choice: ”);</text:p>
      <text:p text:style-name="P20"><text:tab/>scanf(“%d”,&amp;choice);</text:p>
      <text:p text:style-name="P20"><text:tab/>return choice;</text:p>
      <text:p text:style-name="P20">}</text:p>
      <text:p text:style-name="P20"/>
      <text:p text:style-name="P20">int factorial(int n){</text:p>
      <text:p text:style-name="P20"><text:tab/>int retval;</text:p>
      <text:p text:style-name="P20"><text:tab/>int i=1;</text:p>
      <text:p text:style-name="P20"><text:tab/>for (i=1; i &lt;=n; i++){</text:p>
      <text:p text:style-name="P20"><text:tab/><text:tab/>retval = retval * i;</text:p>
      <text:p text:style-name="P20"><text:tab/>}</text:p>
      <text:p text:style-name="P20"><text:tab/>return retval;</text:p>
      <text:p text:style-name="P20">}</text:p>
      <text:p text:style-name="P20"/>
      <text:p text:style-name="P21">Parameters</text:p>
      <text:list text:style-name="L8">
        <text:list-item>
          <text:p text:style-name="P28">Formal parameters are specified during function definition</text:p>
          <text:list>
            <text:list-item>
              <text:p text:style-name="P28">Each formal parameter has the syntax <text:span text:style-name="T9">&lt;data type&gt; &lt;name&gt;</text:span></text:p>
            </text:list-item>
            <text:list-item>
              <text:p text:style-name="P28">Formal parameters are treated like local variables</text:p>
            </text:list-item>
          </text:list>
        </text:list-item>
        <text:list-item>
          <text:p text:style-name="P28">Actual parameters are specified during function call</text:p>
          <text:list>
            <text:list-item>
              <text:p text:style-name="P28">Each actual parameter is an expression that evaluates to a value of the type specified in the formal parameter in the function definition </text:p>
            </text:list-item>
          </text:list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11T11:33:45</meta:creation-date>
    <dc:date>2008-03-11T16:42:59</dc:date>
    <dc:language>en-US</dc:language>
    <meta:editing-cycles>67</meta:editing-cycles>
    <meta:editing-duration>PT5H9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7" meta:word-count="725" meta:character-count="4301"/>
  </office:meta>
</office:document-meta>
</file>